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imes New Roman" svg:font-family="'Times New Roman', Times, 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0a2a4"/>
    </style:style>
    <style:style style:name="P2" style:family="paragraph" style:parent-style-name="Standard">
      <style:paragraph-properties fo:text-align="start" style:justify-single-word="false"/>
      <style:text-properties officeooo:paragraph-rsid="001b90e2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officeooo:rsid="00107011" officeooo:paragraph-rsid="000e8bea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officeooo:rsid="00107011" officeooo:paragraph-rsid="00107011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officeooo:rsid="00107011" officeooo:paragraph-rsid="0010a2a4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officeooo:rsid="00107011" officeooo:paragraph-rsid="00119575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officeooo:rsid="001347d5" officeooo:paragraph-rsid="001347d5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officeooo:rsid="0015c226" officeooo:paragraph-rsid="0015c226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officeooo:paragraph-rsid="001b90e2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07011" officeooo:paragraph-rsid="00107011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07011" officeooo:paragraph-rsid="0010a2a4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347d5" officeooo:paragraph-rsid="001347d5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5c226" officeooo:paragraph-rsid="0015c226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12pt" style:text-underline-style="solid" style:text-underline-width="auto" style:text-underline-color="font-color" fo:font-weight="bold" officeooo:paragraph-rsid="001a0108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paragraph-rsid="001b90e2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font-name="Arial" fo:font-size="7.80000019073486pt" fo:letter-spacing="normal" fo:font-style="normal" style:text-underline-style="none" fo:font-weight="normal" style:font-weight-asian="normal" style:font-weight-complex="normal"/>
    </style:style>
    <style:style style:name="T3" style:family="text">
      <style:text-properties fo:font-variant="normal" fo:text-transform="none" fo:color="#000000" style:font-name="Arial" fo:font-size="7.80000019073486pt" fo:letter-spacing="normal" fo:font-style="normal" style:text-underline-style="none" fo:font-weight="normal" officeooo:rsid="001b90e2" style:font-weight-asian="normal" style:font-weight-complex="normal"/>
    </style:style>
    <style:style style:name="T4" style:family="text">
      <style:text-properties fo:font-variant="normal" fo:text-transform="none" fo:color="#000000" style:font-name="Arial" fo:font-size="10.8000001907349pt" fo:letter-spacing="normal" fo:font-style="normal" fo:font-weight="normal" officeooo:rsid="001347d5" style:font-size-asian="12pt" style:font-size-complex="12pt"/>
    </style:style>
    <style:style style:name="T5" style:family="text">
      <style:text-properties fo:font-variant="normal" fo:text-transform="none" fo:color="#000000" fo:letter-spacing="normal" fo:font-style="normal" officeooo:rsid="0011043b"/>
    </style:style>
    <style:style style:name="T6" style:family="text">
      <style:text-properties fo:font-variant="normal" fo:text-transform="none" fo:color="#000000" fo:letter-spacing="normal" fo:font-style="normal" officeooo:rsid="000e8bea"/>
    </style:style>
    <style:style style:name="T7" style:family="text">
      <style:text-properties fo:font-variant="normal" fo:text-transform="none" fo:color="#000000" fo:letter-spacing="normal" fo:font-style="normal" officeooo:rsid="00173b4f"/>
    </style:style>
    <style:style style:name="T8" style:family="text">
      <style:text-properties fo:font-variant="normal" fo:text-transform="none" fo:color="#000000" fo:letter-spacing="normal" fo:font-style="normal" style:text-underline-style="none" officeooo:rsid="000e8bea"/>
    </style:style>
    <style:style style:name="T9" style:family="text">
      <style:text-properties fo:font-variant="normal" fo:text-transform="none" fo:color="#000000" fo:letter-spacing="normal" fo:font-style="normal" style:text-underline-style="none" officeooo:rsid="0011043b"/>
    </style:style>
    <style:style style:name="T10" style:family="text">
      <style:text-properties fo:font-variant="normal" fo:text-transform="none" fo:color="#000000" fo:letter-spacing="normal" fo:font-style="normal" style:text-underline-style="none" fo:font-weight="normal" style:font-weight-asian="normal" style:font-weight-complex="normal"/>
    </style:style>
    <style:style style:name="T11" style:family="text">
      <style:text-properties fo:font-variant="normal" fo:text-transform="none" fo:color="#000000" fo:letter-spacing="normal" fo:font-style="normal" style:text-underline-style="none" fo:font-weight="normal" officeooo:rsid="000e8bea" style:font-weight-asian="normal" style:font-weight-complex="normal"/>
    </style:style>
    <style:style style:name="T12" style:family="text">
      <style:text-properties fo:font-variant="normal" fo:text-transform="none" fo:color="#000000" fo:letter-spacing="normal" fo:font-style="normal" style:text-underline-style="none" fo:font-weight="normal" officeooo:rsid="0011043b" style:font-weight-asian="normal" style:font-weight-complex="normal"/>
    </style:style>
    <style:style style:name="T13" style:family="text">
      <style:text-properties fo:font-variant="normal" fo:text-transform="none" fo:color="#000000" fo:letter-spacing="normal" fo:font-style="normal" style:text-underline-style="none" fo:font-weight="normal" officeooo:rsid="001b90e2" style:font-weight-asian="normal" style:font-weight-complex="normal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1043b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b90e2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officeooo:rsid="001b90e2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fo:font-size="12pt" fo:letter-spacing="normal" fo:font-style="normal" style:text-underline-style="none" fo:font-weight="normal" officeooo:rsid="0011043b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fo:font-size="12pt" fo:letter-spacing="normal" fo:font-style="normal" style:text-underline-style="none" fo:font-weight="normal" officeooo:rsid="001b90e2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fo:font-size="7.80000019073486pt" fo:letter-spacing="normal" fo:font-style="normal" style:text-underline-style="none" fo:font-weight="normal" style:font-weight-asian="normal" style:font-weight-complex="normal"/>
    </style:style>
    <style:style style:name="T20" style:family="text">
      <style:text-properties fo:font-variant="normal" fo:text-transform="none" fo:color="#000000" fo:font-size="7.80000019073486pt" fo:letter-spacing="normal" fo:font-style="normal" style:text-underline-style="none" fo:font-weight="normal" officeooo:rsid="001b90e2" style:font-weight-asian="normal" style:font-weight-complex="normal"/>
    </style:style>
    <style:style style:name="T21" style:family="text">
      <style:text-properties fo:font-variant="normal" fo:text-transform="none" fo:color="#ff00ff" style:text-line-through-style="none" style:text-line-through-type="none" style:font-name="Times New Roman" fo:font-size="7.19999980926514pt" fo:letter-spacing="normal" fo:font-style="italic" style:text-underline-style="none" fo:font-weight="normal" style:text-blinking="false" fo:background-color="transparent" loext:char-shading-value="0" style:font-weight-asian="normal" style:font-weight-complex="normal" loext:padding="0cm" loext:border="none"/>
    </style:style>
    <style:style style:name="T22" style:family="text">
      <style:text-properties fo:font-variant="normal" fo:text-transform="none" fo:color="#ff00ff" style:text-line-through-style="none" style:text-line-through-type="none" style:font-name="Liberation Serif" fo:font-size="7.19999980926514pt" fo:letter-spacing="normal" fo:font-style="italic" style:text-underline-style="none" fo:font-weight="normal" style:text-blinking="false" fo:background-color="transparent" loext:char-shading-value="0" style:font-weight-asian="normal" style:font-weight-complex="normal" loext:padding="0cm" loext:border="none"/>
    </style:style>
    <style:style style:name="T23" style:family="text">
      <style:text-properties fo:font-variant="normal" fo:text-transform="none" fo:color="#ff00ff" style:text-line-through-style="none" style:text-line-through-type="none" style:font-name="Liberation Serif" fo:font-size="12pt" fo:letter-spacing="normal" fo:font-style="italic" style:text-underline-style="none" fo:font-weight="normal" style:text-blinking="false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24" style:family="text">
      <style:text-properties fo:font-variant="normal" fo:text-transform="none" fo:color="#ff00ff" style:text-line-through-style="none" style:text-line-through-type="none" style:font-name="Liberation Serif" fo:font-size="12pt" fo:letter-spacing="normal" fo:font-style="italic" style:text-underline-style="solid" style:text-underline-width="auto" style:text-underline-color="font-color" fo:font-weight="normal" style:text-blinking="false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25" style:family="text">
      <style:text-properties style:font-name="Liberation Serif" fo:font-size="12pt" officeooo:rsid="00107011" style:font-size-asian="12pt" style:font-size-complex="12pt"/>
    </style:style>
    <style:style style:name="T26" style:family="text">
      <style:text-properties style:font-name="Liberation Serif" fo:font-size="12pt" officeooo:rsid="00119575" style:font-size-asian="12pt" style:font-size-complex="12pt"/>
    </style:style>
    <style:style style:name="T27" style:family="text">
      <style:text-properties style:font-name="Liberation Serif" fo:font-size="12pt" officeooo:rsid="001347d5" style:font-size-asian="12pt" style:font-size-complex="12pt"/>
    </style:style>
    <style:style style:name="T28" style:family="text">
      <style:text-properties style:font-name="Liberation Serif" fo:font-size="12pt" officeooo:rsid="0015c226" style:font-size-asian="12pt" style:font-size-complex="12pt"/>
    </style:style>
    <style:style style:name="T29" style:family="text">
      <style:text-properties officeooo:rsid="0011043b"/>
    </style:style>
    <style:style style:name="T30" style:family="text">
      <style:text-properties officeooo:rsid="000e8bea"/>
    </style:style>
    <style:style style:name="T31" style:family="text">
      <style:text-properties officeooo:rsid="00119575"/>
    </style:style>
    <style:style style:name="T32" style:family="text">
      <style:text-properties officeooo:rsid="001347d5"/>
    </style:style>
    <style:style style:name="T33" style:family="text">
      <style:text-properties officeooo:rsid="00151653"/>
    </style:style>
    <style:style style:name="T34" style:family="text">
      <style:text-properties officeooo:rsid="0015c226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5">Peer Review</text:span></text:p>
      <text:p text:style-name="P14"><text:span text:style-name="T7"/></text:p>
      <text:p text:style-name="P2"><text:span text:style-name="T15">For: 1DV607, Workshop 3, Grade 2</text:span></text:p>
      <text:p text:style-name="P15"><text:span text:style-name="T13">To: </text:span><text:span text:style-name="T11">Adam(aj223bm),</text:span><text:span text:style-name="T12">Mohamed Osman(my222au)</text:span></text:p>
      <text:p text:style-name="P9"><text:span text:style-name="T12">F</text:span><text:span text:style-name="T13">rom: Rasmus(</text:span><text:span text:style-name="T10">rl22dv</text:span><text:span text:style-name="T13">), Henry(hp222fq), Seldin(smubc09)</text:span></text:p>
      <text:p text:style-name="P3"/>
      <text:p text:style-name="P10"><text:bookmark text:name="docs-internal-guid-129815ea-25ec-79a8-4899-f2c964260669"/><text:span text:style-name="T1">Try to compile/use the source code provided. Can you get it up and running? Is anything problematic?</text:span> </text:p>
      <text:p text:style-name="P4">- <text:span text:style-name="T29">We got the code running without any errors. </text:span></text:p>
      <text:p text:style-name="P4"/>
      <text:p text:style-name="P10"/>
      <text:p text:style-name="P10"><text:bookmark text:name="docs-internal-guid-129815ea-25ec-b319-e85f-35137ef43cb1"/><text:span text:style-name="T1">Test the runnable version of the application in a realistic way. Note any problems/bugs.</text:span> </text:p>
      <text:p text:style-name="P4">- <text:span text:style-name="T31">We found no problems or bugs when testing the code in a realistic way</text:span>. The Ace is calculated correctly <text:span text:style-name="T31">which took some time due to the delay and some bad luck. </text:span></text:p>
      <text:p text:style-name="P4"/>
      <text:p text:style-name="P10"><text:bookmark text:name="docs-internal-guid-129815ea-25ec-dee8-e584-50aaf5a7eff0"/><text:span text:style-name="T1">Does the implementation and diagrams conform (do they show the same thing)? Are there any missing relations? Relations in the wrong direction?</text:span> </text:p>
      <text:p text:style-name="P4">- There is an association between PlayGame and IView not a <text:span text:style-name="T31">dependency.</text:span> <text:span text:style-name="T31">Otherwise</text:span> the UML class diagram is correct <text:span text:style-name="T31">and its also updated. </text:span></text:p>
      <text:p text:style-name="P4"/>
      <text:p text:style-name="P10"><text:bookmark text:name="docs-internal-guid-129815ea-25ed-3de8-2033-10e5a0a59e1e"/><text:span text:style-name="T1">Is the dependency between controller and view handled? How? Good? Bad?</text:span> </text:p>
      <text:p text:style-name="P5">- You <text:span text:style-name="T31">guys </text:span>did no sol<text:span text:style-name="T31">ve</text:span> the hidden <text:span text:style-name="T31">dependency.</text:span> We <text:span text:style-name="T31">believe</text:span> the hidden <text:span text:style-name="T31">dependency</text:span> is <text:span text:style-name="T31">still</text:span> there. </text:p>
      <text:p text:style-name="P6"><text:s/></text:p>
      <text:p text:style-name="P6"><text:tab/>(hint) we <text:span text:style-name="T31">swedes</text:span> maybe want 's' to stand for spela (play)</text:p>
      <text:p text:style-name="P5"><text:tab/>or if user does not have a 'p' on keyboard (e.g. a chinese keyboard)</text:p>
      <text:p text:style-name="P5"><text:tab/>we will need to hardcode the logic to change this, instead of just</text:p>
      <text:p text:style-name="P5"><text:tab/>adding a different view (e.g a chineseView)</text:p>
      <text:p text:style-name="P5"><text:tab/>(although a chinese keyboard does have a 'p' you should get the point)</text:p>
      <text:p text:style-name="P4"/>
      <text:p text:style-name="P10"><text:bookmark text:name="docs-internal-guid-129815ea-25ed-aa0c-c61f-5036e9514d72"/><text:span text:style-name="T1">Is the Strategy Pattern used correctly for the rule variant Soft17?</text:span> </text:p>
      <text:p text:style-name="P5">- The Strategy <text:span text:style-name="T31">pastern</text:span> is implemented correctly Soft17 but the oneAce in Soft17Strategy <text:span text:style-name="T31">is</text:span> dead code. <text:span text:style-name="T31">That's probably just an artifact from when you guys programmed.</text:span></text:p>
      <text:p text:style-name="P5"/>
      <text:p text:style-name="P11"><text:bookmark text:name="docs-internal-guid-129815ea-25ee-02b7-9699-b51a3c07587e"/><text:span text:style-name="T1">Is the Strategy Pattern used correctly for the variations of who wins the game?</text:span> </text:p>
      <text:p text:style-name="P1"><text:span text:style-name="T25">- Yes the win strategy is implemented </text:span><text:span text:style-name="T26">correctly. The solution is both elegant and correct according to GoF found in La</text:span><text:span text:style-name="T28">rmans</text:span><text:span text:style-name="T26"> book[</text:span><text:span text:style-name="T27">1, </text:span><text:span text:style-name="T4">26.7 Strategy]</text:span></text:p>
      <text:p text:style-name="P5"/>
      <text:p text:style-name="P11"><text:bookmark text:name="docs-internal-guid-129815ea-25ee-4608-fa94-703ab9daf727"/><text:span text:style-name="T1">Is the duplicate code removed from everywhere and put in a place that does not add any dependencies (What class already knows about cards and the deck)? Are interfaces updated to reflect the change?</text:span> </text:p>
      <text:p text:style-name="P5">- <text:span text:style-name="T32">Your</text:span> dealing of a card <text:span text:style-name="T32">strategy</text:span> is not the best <text:span text:style-name="T32">approach</text:span>, <text:span text:style-name="T32">you</text:span> reduced t<text:span text:style-name="T32">he</text:span> duplicate code by adding a <text:span text:style-name="T32">duplicate</text:span> code in the <text:span text:style-name="T32">D</text:span>ealer (you can use the 2nd method and just pass in a true instead of having another method for only the case of true) also you are just adding more dependency, try using an alternative method like an abstract class or something.</text:p>
      <text:p text:style-name="P5"><text:span text:style-name="T32">W</text:span>hat we <text:span text:style-name="T32">are trying to explain is</text:span> you already have all you need to make this method in the hit class, why make it so that dealer have to deal with it? <text:span text:style-name="T33">Y</text:span>ou <text:span text:style-name="T33">don't</text:span> even use the Deck you are provided with.</text:p>
      <text:p text:style-name="P5"/>
      <text:p text:style-name="P11"><text:bookmark text:name="docs-internal-guid-129815ea-25ef-dcb9-1e81-a386ae2a2475"/><text:span text:style-name="T1">Is the Observer Pattern correctly implemented?</text:span> </text:p>
      <text:p text:style-name="P5"><text:soft-page-break/>- Player to subject but still Player has the method notify() <text:span text:style-name="T33">which</text:span> the observer should have <text:span text:style-name="T33">although</text:span> this is not a major problem. The pattern shows that if observer A makes a changes observer B should get the change, in this case the subject 'triggers' the change. We also miss some out-prints <text:span text:style-name="T33">because</text:span> of the printing method is called somewhere but then just keeps on adding breaklines (1500 lines to be exact which is a bit too much...).</text:p>
      <text:p text:style-name="P5"/>
      <text:p text:style-name="P11"><text:bookmark text:name="docs-internal-guid-129815ea-25ef-f387-6d51-dee06419634e"/><text:span text:style-name="T1">Is the class diagram updated to reflect the changes?</text:span> </text:p>
      <text:p text:style-name="P8">Yes the UML class diagram is updated the new classes and correct arrows except for one which is mentioned above. </text:p>
      <text:p text:style-name="P5"/>
      <text:p text:style-name="P11"><text:bookmark text:name="docs-internal-guid-129815ea-25f0-06b9-98e4-03e4f7aabdb9"/><text:span text:style-name="T1">Do you think the design/implementation has passed the grade 2 criteria?</text:span> </text:p>
      <text:p text:style-name="P8">No we dont think this is a pass for Grade2 but we think you guys have made a great effort and can probably do it the next time.</text:p>
      <text:p text:style-name="P4"/>
      <text:p text:style-name="P4"/>
      <text:p text:style-name="P13">To think about</text:p>
      <text:p text:style-name="P4">- In <text:span text:style-name="T34">P</text:span>layer there is a method called Addsub(). Try to use standard java naming convention when you <text:span text:style-name="T34">p</text:span>rogram. Inste<text:span text:style-name="T34">a</text:span>d it <text:span text:style-name="T34">should</text:span> be AddSub() <text:span text:style-name="T34">according</text:span> to java naming <text:span text:style-name="T34">convention.</text:span></text:p>
      <text:p text:style-name="P4"/>
      <text:p text:style-name="P4"/>
      <text:p text:style-name="P10">Not implemented or not implemented correctly</text:p>
      <text:p text:style-name="P4">: Remove the bad, hidden, dependency between the controller and view (new game, hit, stand)</text:p>
      <text:p text:style-name="P4">: The code for getting a card from the deck, show the card and give it to a player is duplicated in a number of places. Make a refactoring to remove this duplication and that supports low coupling/high cohesion.</text:p>
      <text:p text:style-name="P4">: Observer may be working but it's not <text:span text:style-name="T34">following</text:span> the pattern <text:span text:style-name="T34">Observer pattern in GoF.</text:span></text:p>
      <text:p text:style-name="P4">: <text:span text:style-name="T34">Update UML class diagram between PlayGame and IView.</text:span></text:p>
      <text:p text:style-name="P4"/>
      <text:p text:style-name="P12">References</text:p>
      <text:p text:style-name="P7">1.Larman, C., Applying UML and Patterns 3rd Ed, 2005, ISBN: 0-13-148906-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imes New Roman" svg:font-family="'Times New Roman', Times, 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5:30:46.735000000</meta:creation-date>
    <dc:date>2016-11-02T18:53:37.092000000</dc:date>
    <meta:editing-duration>PT19M12S</meta:editing-duration>
    <meta:editing-cycles>7</meta:editing-cycles>
    <meta:generator>LibreOffice/5.2.1.2$Windows_x86 LibreOffice_project/31dd62db80d4e60af04904455ec9c9219178d620</meta:generator>
    <meta:document-statistic meta:table-count="0" meta:image-count="0" meta:object-count="0" meta:page-count="2" meta:paragraph-count="40" meta:word-count="715" meta:character-count="4108" meta:non-whitespace-character-count="3411"/>
  </office:meta>
</office:document-meta>
</file>